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15e7c0" officeooo:paragraph-rsid="00419b12"/>
    </style:style>
    <style:style style:name="P9" style:family="paragraph" style:parent-style-name="Text_20_body">
      <style:text-properties officeooo:rsid="0011d37d" officeooo:paragraph-rsid="0011d37d"/>
    </style:style>
    <style:style style:name="P10" style:family="paragraph" style:parent-style-name="Text_20_body">
      <style:text-properties officeooo:rsid="003a0829" officeooo:paragraph-rsid="003a0829"/>
    </style:style>
    <style:style style:name="P11" style:family="paragraph" style:parent-style-name="Text_20_body">
      <style:text-properties officeooo:rsid="003a0829" officeooo:paragraph-rsid="00471a18"/>
    </style:style>
    <style:style style:name="P12" style:family="paragraph" style:parent-style-name="Text_20_body">
      <style:text-properties officeooo:rsid="003da009" officeooo:paragraph-rsid="003da009"/>
    </style:style>
    <style:style style:name="P13" style:family="paragraph" style:parent-style-name="Text_20_body">
      <style:text-properties officeooo:paragraph-rsid="0047a2df"/>
    </style:style>
    <style:style style:name="P14" style:family="paragraph" style:parent-style-name="Text_20_body" style:list-style-name="L1"/>
    <style:style style:name="P15" style:family="paragraph" style:parent-style-name="Text_20_body" style:list-style-name="L1">
      <style:text-properties officeooo:paragraph-rsid="00427fac"/>
    </style:style>
    <style:style style:name="P16" style:family="paragraph" style:parent-style-name="Text_20_body" style:list-style-name="L2">
      <style:text-properties officeooo:rsid="0011d37d" officeooo:paragraph-rsid="0011d37d"/>
    </style:style>
    <style:style style:name="P17" style:family="paragraph" style:parent-style-name="Text_20_body" style:list-style-name="L3"/>
    <style:style style:name="P18" style:family="paragraph" style:parent-style-name="Text_20_body" style:list-style-name="L3">
      <style:text-properties officeooo:rsid="003f8b8f" officeooo:paragraph-rsid="003f8b8f"/>
    </style:style>
    <style:style style:name="P19" style:family="paragraph" style:parent-style-name="Text_20_body" style:list-style-name="L3">
      <style:text-properties officeooo:rsid="00409a91" officeooo:paragraph-rsid="00409a91"/>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text-properties officeooo:rsid="00331b04" officeooo:paragraph-rsid="00331b04"/>
    </style:style>
    <style:style style:name="P23" style:family="paragraph" style:parent-style-name="Text_20_body" style:list-style-name="L6"/>
    <style:style style:name="P24" style:family="paragraph" style:parent-style-name="Text_20_body">
      <style:text-properties officeooo:rsid="004ac98b" officeooo:paragraph-rsid="004ac98b"/>
    </style:style>
    <style:style style:name="P25" style:family="paragraph" style:parent-style-name="Heading_20_1">
      <style:text-properties officeooo:paragraph-rsid="002548e3"/>
    </style:style>
    <style:style style:name="P26" style:family="paragraph" style:parent-style-name="Heading_20_1">
      <style:text-properties officeooo:rsid="001056e1" officeooo:paragraph-rsid="001056e1"/>
    </style:style>
    <style:style style:name="P27" style:family="paragraph" style:parent-style-name="Heading_20_1">
      <style:text-properties officeooo:rsid="003da009" officeooo:paragraph-rsid="003da009"/>
    </style:style>
    <style:style style:name="P28" style:family="paragraph" style:parent-style-name="Heading_20_1">
      <style:text-properties officeooo:rsid="004ac98b" officeooo:paragraph-rsid="004ac98b"/>
    </style:style>
    <style:style style:name="P29" style:family="paragraph" style:parent-style-name="Heading_20_2">
      <style:text-properties officeooo:rsid="003a0829" officeooo:paragraph-rsid="003a0829"/>
    </style:style>
    <style:style style:name="P30" style:family="paragraph" style:parent-style-name="Heading_20_2">
      <style:text-properties officeooo:paragraph-rsid="00419b12"/>
    </style:style>
    <style:style style:name="P31" style:family="paragraph" style:parent-style-name="Heading_20_2">
      <style:text-properties officeooo:rsid="00419b12" officeooo:paragraph-rsid="00419b12"/>
    </style:style>
    <style:style style:name="P32" style:family="paragraph" style:parent-style-name="Heading_20_2">
      <style:text-properties officeooo:rsid="0047a2df" officeooo:paragraph-rsid="0047a2df"/>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5e7c0"/>
    </style:style>
    <style:style style:name="T6" style:family="text">
      <style:text-properties officeooo:rsid="002548e3"/>
    </style:style>
    <style:style style:name="T7" style:family="text">
      <style:text-properties officeooo:rsid="0029442d"/>
    </style:style>
    <style:style style:name="T8" style:family="text">
      <style:text-properties officeooo:rsid="002f7509"/>
    </style:style>
    <style:style style:name="T9" style:family="text">
      <style:text-properties officeooo:rsid="00312588"/>
    </style:style>
    <style:style style:name="T10" style:family="text">
      <style:text-properties officeooo:rsid="003454a0"/>
    </style:style>
    <style:style style:name="T11" style:family="text">
      <style:text-properties officeooo:rsid="00362ac9"/>
    </style:style>
    <style:style style:name="T12" style:family="text">
      <style:text-properties officeooo:rsid="0037cc61"/>
    </style:style>
    <style:style style:name="T13" style:family="text">
      <style:text-properties officeooo:rsid="003da009"/>
    </style:style>
    <style:style style:name="T14" style:family="text">
      <style:text-properties officeooo:rsid="003f8b8f"/>
    </style:style>
    <style:style style:name="T15" style:family="text">
      <style:text-properties officeooo:rsid="00411235"/>
    </style:style>
    <style:style style:name="T16" style:family="text">
      <style:text-properties officeooo:rsid="00427fac"/>
    </style:style>
    <style:style style:name="T17" style:family="text">
      <style:text-properties officeooo:rsid="0047a2df"/>
    </style:style>
    <style:style style:name="T18" style:family="text">
      <style:text-properties officeooo:rsid="0048449f"/>
    </style:style>
    <style:style style:name="T19" style:family="text">
      <style:text-properties officeooo:rsid="004a3381"/>
    </style:style>
    <style:style style:name="T20" style:family="text">
      <style:text-properties officeooo:rsid="004ac9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Text_20_body"/>
      <text:p text:style-name="Text_20_body">Für jeden Satz, führe folgende Schritte aus:</text:p>
      <text:list xml:id="list8886995367448162493" text:style-name="L1">
        <text:list-item>
          <text:p text:style-name="P14">Verarbeite Zeichen zu Wörtern / Sätzen (Tokenizer, Satzerkennung)</text:p>
        </text:list-item>
        <text:list-item>
          <text:p text:style-name="P14">Wordersetzung, z.B. für Abkürzungen <text:span text:style-name="T2">erweitern</text:span>, Smileys, Rechtschreibfehler, Füllwörter, Zwischenrufe <text:span text:style-name="T2">abspalten,</text:span></text:p>
        </text:list-item>
        <text:list-item>
          <text:p text:style-name="P14">Erkennung von Satzart (Frage, Aussage, Ausruf, Aufforderung) <text:span text:style-name="T2">und Entfernung der Satzzeichen.</text:span></text:p>
        </text:list-item>
        <text:list-item>
          <text:p text:style-name="P15">Zusammenziehen von Tokens, die als ein Eigenname gelten, zu einem Token (z.B. Vor- und Nachname). <text:span text:style-name="T16">Named-Entity-Resolution.</text:span> </text:p>
        </text:list-item>
        <text:list-item>
          <text:p text:style-name="P15">Zusammenziehen von Zahlwörtern (einhundert tausend, <text:span text:style-name="T2">Datümern</text:span>)</text:p>
        </text:list-item>
        <text:list-item>
          <text:p text:style-name="P14">Rechtschreibkorrektur</text:p>
        </text:list-item>
        <text:list-item>
          <text:p text:style-name="P14"><text:span text:style-name="T2">Parsing, </text:span>POS-Tagging (tagger + stemmer) und Erzeugung der kanonischen Form</text:p>
        </text:list-item>
        <text:list-item>
          <text:p text:style-name="P14">Bestimmung der Zeitform und Prüfung ob nicht doch eine Frage ohne Fragezeichen vorliegt.</text:p>
        </text:list-item>
        <text:list-item>
          <text:p text:style-name="P14">Zuordnung von Konzepten aus der Ontologie zu den einzelnen Wörtern oder ganzen Teilen des Satzes. Zuordnung von Idiomen zu Teilen des Satzes.</text:p>
        </text:list-item>
        <text:list-item>
          <text:p text:style-name="P14">Anwendung von Regeln auf den Input, um Output zu erzeugen.</text:p>
        </text:list-item>
      </text:list>
      <text:p text:style-name="Text_20_body">(siehe auch Datei Documentation/ChatScript Training.pdf)</text:p>
      <text:h text:style-name="P25" text:outline-level="1">Konzeption <text:span text:style-name="T6">von SimpleBot</text:span></text:h>
      <text:p text:style-name="Text_20_body">Das Gesamtsystem soll aus modularen Funktionsbausteinen bestehen, die nicht notwendiger Weise vom selben Autor oder in der selben Programmiersprache geschrieben sein müssen. </text:p>
      <text:p text:style-name="Text_20_body">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Text_20_body">Deutsche Rechtschreibprüfung kann über <text:span text:style-name="T3">das freie Softwarepaket </text:span>hunspell laufen. Die Software hätte auch ein Wörterbuch.</text:p>
      <text:p text:style-name="Text_20_body">Für die Ontologie bietet sich Dbpedia an, oder Yago.</text:p>
      <text:h text:style-name="Heading_20_2" text:outline-level="2">Erste Schritte</text:h>
      <text:p text:style-name="P9">Use case: simples Frontend für Ontologie-Abfrage. Zum Beispiel: „Was ist ein Tisch?“ - „Ein Möbelstück“.</text:p>
      <text:list xml:id="list6248056924871343809" text:style-name="L2">
        <text:list-item>
          <text:p text:style-name="P16"><text:soft-page-break/>CLI mit readline, speller</text:p>
        </text:list-item>
        <text:list-item>
          <text:p text:style-name="P16">einfaches wissensbasiertes Sprachmodell <text:span text:style-name="T5"><text:s/></text:span>basierend auf <text:span text:style-name="T12">Prolog DCG</text:span></text:p>
        </text:list-item>
        <text:list-item>
          <text:p text:style-name="P16">Simple Ontologie in Prolog</text:p>
        </text:list-item>
      </text:list>
      <text:h text:style-name="P29" text:outline-level="2">Verarbeitungsschritte</text:h>
      <text:p text:style-name="P10">Vorverarbeitung der natürlichsprachlichen Eingabe.</text:p>
      <text:p text:style-name="P11">Parsen des Satzes und Erzeugung der Eingabe-Bedeutungs-Datenstruktur</text:p>
      <text:p text:style-name="P11">Transformation der Eingabe-Bedeutungsstruktur in die Ausgabe-Bedeutungsstruktur. Dies kann mittels eines regelbasierten Ansatzes erfolgen.</text:p>
      <text:p text:style-name="P10">Spracherzeugung auf Basis der Ausgabe-Bedeutungsstruktur.</text:p>
      <text:h text:style-name="P30" text:outline-level="2">Grammatik</text:h>
      <text:p text:style-name="Text_20_body">Eine simple <text:span text:style-name="T12">Spiel-</text:span>Grammatik des Deutschen <text:span text:style-name="T7">steht in src/logic/dcg_deutsch.pro. </text:span></text:p>
      <text:p text:style-name="P8"/>
      <text:h text:style-name="P31" text:outline-level="2">Tokenizer</text:h>
      <text:p text:style-name="Text_20_body">Ein Tokenizer mit Satzerkennung befindet sich in src/logic/tokenizer.pro. Die Datenstruktur ist in der Datei beschrieben. Die Information zur Groß/Kleinschreibung bleibt erhalten, um Höflichkeitsformen (Sie, Ihre etc.) von gewöhnlichen Personalpronomen unterscheiden zu können. </text:p>
      <text:p text:style-name="Text_20_body">Wortersetzungen (Smileys, Rechtschreibfehler, Füllwörter, Zwischenrufe) bisher nicht realisiert, da sie eher als nachrangiges Ziel gelten, aber wichtig für die Robustheit bei Umgangssprache. </text:p>
      <text:p text:style-name="Text_20_body">Die korrekte Behandlung von Abkürzungen ist hingegen <text:span text:style-name="T18">implementiert und </text:span>sehr wichtig, da der verwendete Punkt am Ende der Abkürzung sonst die Satzerkennung durcheinander bringt.</text:p>
      <text:h text:style-name="P32" text:outline-level="2">Datumserkennung <text:span text:style-name="T19">(TODO)</text:span></text:h>
      <text:p text:style-name="P13"><text:span text:style-name="T17">Ein Modul zur Datumserkennung befindet sich in </text:span>src/logic/<text:span text:style-name="T17">datumserkennung</text:span>.pro. <text:span text:style-name="T17">Es nimmt den Output des Tokenizers und erkennt Datumsstrukturen und taggt diese entsprechend.</text:span></text:p>
      <text:h text:style-name="Heading_20_1" text:outline-level="1">ToDo</text:h>
      <text:p text:style-name="Text_20_body">SimpleBot:</text:p>
      <text:list xml:id="list224032294964033792" text:style-name="L3">
        <text:list-item>
          <text:p text:style-name="P18"><text:span text:style-name="T15">Ist es möglich, einen </text:span>Dependency Parser <text:span text:style-name="T15">zu </text:span>nutzen, um die freie Satzstellung im Deutschen besser in den Griff zu bekommen und um immer ein Ergebnis des Parse-Vorgangs zu bekommen?</text:p>
        </text:list-item>
        <text:list-item>
          <text:p text:style-name="P19">Wie kann ich optionale Satzbestandteile in der DCG-basierten Phrasenstrukturgrammatik ausdrücken? Brauche ich dafür je eine zusätzliche Regel? - Nein, der optionale Bestandteil kann ja mit einem logischen Oder mit dem restlichen Satz verknüpft werden.</text:p>
        </text:list-item>
        <text:list-item>
          <text:p text:style-name="P17"><text:soft-page-break/>Kommandozeilenoption einbauen, so dass ein Satz direkt von stdin gelesen wird.</text:p>
        </text:list-item>
      </text:list>
      <text:p text:style-name="Text_20_body">Test:</text:p>
      <text:list xml:id="list6869602556733759304" text:style-name="L4">
        <text:list-item>
          <text:p text:style-name="P20">Automatische Testfälle schreiben</text:p>
        </text:list-item>
      </text:list>
      <text:h text:style-name="P26" text:outline-level="1">Prinzipien</text:h>
      <text:list xml:id="list8785564514799799770" text:style-name="L5">
        <text:list-item>
          <text:p text:style-name="P21">Sprachverarbeitung als ein nicht-linearer, daten-getriebener Prozess.</text:p>
        </text:list-item>
        <text:list-item>
          <text:p text:style-name="P21">Analyse muss alle Ebenen miteinbeziehen <text:s/>(Zeichenebene, Morphologieebene, Wortformebene, Phrasenebene, Satzebene, Gesprächskontext,…)</text:p>
        </text:list-item>
        <text:list-item>
          <text:p text:style-name="P21">Jede Äußerung ist Teil des gemeinsamen Wissens, d.h. der Bot muss sich selbst und den User verstehen und muss wissen, was bereits besprochen wurde.</text:p>
        </text:list-item>
        <text:list-item>
          <text:p text:style-name="P21">Die Erzeugung der Antwort findet nicht mittels mustergesteuerter Regeln und fix vorgegeben starren Textbausteinen statt, sondern ist ein dynamischer Prozess auf Basis des Wissen des Bots, d.h. der Bot „versteht“ seine Antwort. <text:span text:style-name="T8">Es soll keine sprachliche Äußerung hart kodiert werden.</text:span></text:p>
        </text:list-item>
        <text:list-item>
          <text:p text:style-name="P21">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item>
          <text:p text:style-name="P21">Die Sprachsteuerung eines intelligenten Agenten muss einem V-Modell folgen: Analyse der Eingabe des Nutzers → Analyse der Diskurssituation→ Grammatikalische Analyse des Eingabesatzes (Parsen) → Semantikzuweisung → Abfrage bzw. Inferenz der Wissensbasis → Spracherzeugung → Ausgabe an den Nutzer. Auf der untersten Stufe des V-Modells befindet sich die Wissensbasis.</text:p>
        </text:list-item>
        <text:list-item>
          <text:p text:style-name="P21"><text:span text:style-name="T9">Die NLP-Pipeline zum Sprachverstehen</text:span>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list-item>
        <text:list-item>
          <text:p text:style-name="P22">Die Eingabe-Pipeline muss sich von der Ausgabe-Pipeline unterscheiden. Die Eingabe-Pipeline muss sehr fehlertolerant und robust sein, und an deren Ende muss immer ein Ergebnis stehen, dass die Bedeutung des Satzes repräsentiert (egal wie grob). Das Verstehen des Bots soll nicht durch die unzulängliche Modellierung der deutschen Grammatik scheitern. <text:span text:style-name="T11">W</text:span>enn das Parsen des Eingabesatzes scheitert, muss die Bedeutung des Satzes eben durch andere Methoden, wie z.B. durch Keyword-Vergleich ermittelt werden <text:span text:style-name="T11">(auch wenn diese evtl. zu einer falschen Interpretation führen)</text:span>. Die Ausgabe-Pipeline kann <text:soft-page-break/>dagegen sehr formal sein, dort können die DCGs ihre Stärke ausspielen. <text:span text:style-name="T10">In Summe soll die Sprachverarbeitung des Bots dem Robustheitsgrundsatz genügen (</text:span><text:a xlink:type="simple" xlink:href="https://en.wikipedia.org/wiki/Robustness_principle" text:style-name="Internet_20_link" text:visited-style-name="Visited_20_Internet_20_Link"><text:span text:style-name="T10">https://en.wikipedia.org/wiki/Robustness_principle</text:span></text:a><text:span text:style-name="T10">) </text:span></text:p>
        </text:list-item>
      </text:list>
      <text:p text:style-name="Text_20_body"/>
      <text:h text:style-name="Heading_20_1" text:outline-level="1">Offene Punkte <text:span text:style-name="T3">in ChatScript</text:span></text:h>
      <text:list xml:id="list1694770331391007351" text:style-name="L6">
        <text:list-item>
          <text:p text:style-name="P23"><text:span text:style-name="T4">O</text:span>ntology, concept sets, world data, canonical forms for German need to be created</text:p>
        </text:list-item>
        <text:list-item>
          <text:p text:style-name="P23"><text:span text:style-name="T4">C</text:span>ontractions, interjections, noise, substitutes, abbreviations, etc. need to be created</text:p>
        </text:list-item>
        <text:list-item>
          <text:p text:style-name="P23">German is a highly inflected language and ChatScript was designed around English, a weakly inflected language. There might be some surprises down the road.</text:p>
        </text:list-item>
        <text:list-item>
          <text:p text:style-name="P23">Recognition of proper names, dates, numbers etc. needs to be adapted. The format is language-specific.</text:p>
        </text:list-item>
        <text:list-item>
          <text:p text:style-name="P23">German has a much more flexible word order than English - maybe a good POS tagger can cope with that. But it might create difficulties if you try to create rules for that.</text:p>
        </text:list-item>
        <text:list-item>
          <text:p text:style-name="P23">Integration of a „Theory of Mind“ that models the beliefs, intentions, attitudes of the partner. A first step in that direction would be to integrate the chatbot output into the knowledge base of the chatbot itself.</text:p>
        </text:list-item>
        <text:list-item>
          <text:p text:style-name="P23">Disambiguation as an elementary step towards understanding has to be scripted.</text:p>
        </text:list-item>
      </text:list>
      <text:h text:style-name="P27" text:outline-level="1">Glossar</text:h>
      <text:p text:style-name="Text_20_body">Anapher: <text:span text:style-name="T13">Textstelle, die eine </text:span>frühere Textstelle <text:span text:style-name="T13">wieder aufnimmt </text:span>(Rückverweis ). <text:span text:style-name="T13">Anaphorik ist das Konzept des Rückverweises (Betonung auf Verweisrichtung</text:span> <text:span text:style-name="T13">)</text:span></text:p>
      <text:p text:style-name="P12">Katapher: Textstelle, die auf eine spätere Textstelle verweist (Betonung auf Verweisrichtung). <text:s/>Kataphorik als Bezeichnung des Konzept des Vorwärtsverweises.</text:p>
      <text:p text:style-name="P12">Korefe<text:span text:style-name="T14">re</text:span>nz: Mehrere unterschiedliche sprachliche Ausdrücke beziehen sich auf die selbe außersprachliche Entität.</text:p>
      <text:h text:style-name="P28" text:outline-level="1">Prolog</text:h>
      <text:p text:style-name="P24">Operator „- &gt;“: (P- &gt;Q;R). Wenn P, dann Q, sonst R. Zu lesen als <text:s/>((P- &gt;Q) ;R). </text:p>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text:soft-page-break/>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oft-page-break/><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11-27T19:52:08.514877487</dc:date>
    <dc:creator>Jörg Strebel</dc:creator>
    <meta:editing-duration>PT7H47M31S</meta:editing-duration>
    <meta:editing-cycles>59</meta:editing-cycles>
    <meta:document-statistic meta:table-count="0" meta:image-count="0" meta:object-count="0" meta:page-count="6" meta:paragraph-count="92" meta:word-count="1751" meta:character-count="12069" meta:non-whitespace-character-count="10367"/>
  </office:meta>
</office:document-meta>
</file>